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ublic class StaffHire</text:p>
      <text:p text:style-name="Normal">{</text:p>
      <text:p text:style-name="Normal"><text:s text:c="4"/>private int vacancyNumber;</text:p>
      <text:p text:style-name="Normal"><text:s text:c="4"/>private String designation;</text:p>
      <text:p text:style-name="Normal"><text:s text:c="4"/>private String jobType;</text:p>
      <text:p text:style-name="Normal"><text:s text:c="4"/>private String staffName;</text:p>
      <text:p text:style-name="Normal"><text:s text:c="4"/>private String joinDate;</text:p>
      <text:p text:style-name="Normal"><text:s text:c="4"/>private String qualification;</text:p>
      <text:p text:style-name="Normal"><text:s text:c="4"/>private String appointedBy;</text:p>
      <text:p text:style-name="Normal"><text:s text:c="4"/>private boolean joined;</text:p>
      <text:p text:style-name="Normal"/>
      <text:p text:style-name="Normal"><text:s text:c="4"/>public StaffHire(int NewVacancyNumber, String NewDesignation, String NewJobType,</text:p>
      <text:p text:style-name="Normal"><text:s text:c="21"/>String NewName, String NewJoinDate, String NewQualification,</text:p>
      <text:p text:style-name="Normal"><text:s text:c="21"/>String NewAppointedBy, boolean join)</text:p>
      <text:p text:style-name="Normal"><text:s text:c="4"/>{</text:p>
      <text:p text:style-name="Normal"><text:s text:c="8"/>vacancyNumber = NewVacancyNumber;</text:p>
      <text:p text:style-name="Normal"><text:s text:c="8"/>designation = NewDesignation;</text:p>
      <text:p text:style-name="Normal"><text:s text:c="8"/>jobType = NewJobType;</text:p>
      <text:p text:style-name="Normal"><text:s text:c="8"/>staffName = NewName;</text:p>
      <text:p text:style-name="Normal"><text:s text:c="8"/>joinDate = NewJoinDate;</text:p>
      <text:p text:style-name="Normal"><text:s text:c="8"/>qualification = NewQualification;</text:p>
      <text:p text:style-name="Normal"><text:s text:c="8"/>appointedBy = NewAppointedBy;</text:p>
      <text:p text:style-name="Normal"><text:s text:c="8"/>joined = join;</text:p>
      <text:p text:style-name="Normal"><text:s text:c="4"/>}</text:p>
      <text:p text:style-name="Normal"/>
      <text:p text:style-name="Normal"><text:s text:c="4"/>public int getVacancyNumber()</text:p>
      <text:p text:style-name="Normal"><text:s text:c="4"/>{</text:p>
      <text:p text:style-name="Normal"><text:s text:c="8"/>return vacancyNumber;</text:p>
      <text:soft-page-break/>
      <text:p text:style-name="Normal"><text:s text:c="4"/>}</text:p>
      <text:p text:style-name="Normal"/>
      <text:p text:style-name="Normal"><text:s text:c="4"/>public String getDesignation()</text:p>
      <text:p text:style-name="Normal"><text:s text:c="4"/>{</text:p>
      <text:p text:style-name="Normal"><text:s text:c="8"/>return designation;</text:p>
      <text:p text:style-name="Normal"><text:s text:c="4"/>}</text:p>
      <text:p text:style-name="Normal"/>
      <text:p text:style-name="Normal"><text:s text:c="4"/>public String getJobType()</text:p>
      <text:p text:style-name="Normal"><text:s text:c="4"/>{</text:p>
      <text:p text:style-name="Normal"><text:s text:c="8"/>return jobType;</text:p>
      <text:p text:style-name="Normal"><text:s text:c="4"/>}</text:p>
      <text:p text:style-name="Normal"/>
      <text:p text:style-name="Normal"><text:s text:c="4"/>public String getStaffName()</text:p>
      <text:p text:style-name="Normal"><text:s text:c="4"/>{</text:p>
      <text:p text:style-name="Normal"><text:s text:c="8"/>return staffName;</text:p>
      <text:p text:style-name="Normal"><text:s text:c="4"/>}</text:p>
      <text:p text:style-name="Normal"/>
      <text:p text:style-name="Normal"><text:s text:c="4"/>public String getJoinDate()</text:p>
      <text:p text:style-name="Normal"><text:s text:c="4"/>{</text:p>
      <text:p text:style-name="Normal"><text:s text:c="8"/>return joinDate;</text:p>
      <text:p text:style-name="Normal"><text:s text:c="4"/>}</text:p>
      <text:p text:style-name="Normal"/>
      <text:p text:style-name="Normal"><text:s text:c="4"/>public String getQualification()</text:p>
      <text:p text:style-name="Normal"><text:s text:c="4"/>{</text:p>
      <text:p text:style-name="Normal"><text:s text:c="8"/>return qualification;</text:p>
      <text:p text:style-name="Normal"><text:s text:c="4"/>}</text:p>
      <text:p text:style-name="Normal"/>
      <text:p text:style-name="Normal"><text:s text:c="4"/>public String getAppointedBy()</text:p>
      <text:soft-page-break/>
      <text:p text:style-name="Normal"><text:s text:c="4"/>{</text:p>
      <text:p text:style-name="Normal"><text:s text:c="8"/>return appointedBy;</text:p>
      <text:p text:style-name="Normal"><text:s text:c="4"/>}</text:p>
      <text:p text:style-name="Normal"/>
      <text:p text:style-name="Normal"><text:s text:c="4"/>public boolean getJoined()</text:p>
      <text:p text:style-name="Normal"><text:s text:c="4"/>{</text:p>
      <text:p text:style-name="Normal"><text:s text:c="8"/>return joined;</text:p>
      <text:p text:style-name="Normal"><text:s text:c="4"/>}</text:p>
      <text:p text:style-name="Normal"/>
      <text:p text:style-name="Normal"><text:s text:c="4"/>public void setStaffName(String name)</text:p>
      <text:p text:style-name="Normal"><text:s text:c="4"/>{</text:p>
      <text:p text:style-name="Normal"><text:s text:c="8"/>staffName = name;</text:p>
      <text:p text:style-name="Normal"><text:s text:c="4"/>}</text:p>
      <text:p text:style-name="Normal"/>
      <text:p text:style-name="Normal"><text:s text:c="4"/>public void setJoined(boolean newJoin)</text:p>
      <text:p text:style-name="Normal"><text:s text:c="4"/>{</text:p>
      <text:p text:style-name="Normal"><text:s text:c="8"/>joined = newJoin;</text:p>
      <text:p text:style-name="Normal"><text:s text:c="4"/>}</text:p>
      <text:p text:style-name="Normal"/>
      <text:p text:style-name="Normal"><text:s text:c="4"/>public void amendJoinStatus(String newJoinDate)</text:p>
      <text:p text:style-name="Normal"><text:s text:c="4"/>{</text:p>
      <text:p text:style-name="Normal"><text:s text:c="8"/>if (joined == false)</text:p>
      <text:p text:style-name="Normal"><text:s text:c="8"/>{</text:p>
      <text:p text:style-name="Normal"><text:s text:c="12"/>joined = true;</text:p>
      <text:p text:style-name="Normal"><text:s text:c="12"/>joinDate = newJoinDate;</text:p>
      <text:p text:style-name="Normal"><text:s text:c="8"/>}</text:p>
      <text:p text:style-name="Normal"><text:s text:c="8"/>else</text:p>
      <text:p text:style-name="Normal"><text:s text:c="8"/>{</text:p>
      <text:soft-page-break/>
      <text:p text:style-name="Normal"><text:s text:c="12"/>System.out.println("A Staff member is already assigned to a position.");</text:p>
      <text:p text:style-name="Normal"><text:s text:c="8"/>}</text:p>
      <text:p text:style-name="Normal"><text:s text:c="4"/>}</text:p>
      <text:p text:style-name="Normal"/>
      <text:p text:style-name="Normal"><text:s text:c="4"/>public void display()</text:p>
      <text:p text:style-name="Normal"><text:s text:c="4"/>{</text:p>
      <text:p text:style-name="Normal"><text:s text:c="8"/>System.out.println("Vacancy Number: " + vacancyNumber);</text:p>
      <text:p text:style-name="Normal"><text:s text:c="8"/>System.out.println("Designation: " + designation);</text:p>
      <text:p text:style-name="Normal"><text:s text:c="8"/>System.out.println("Job Type: " + jobType);</text:p>
      <text:p text:style-name="Normal"><text:s text:c="8"/>System.out.println("Staff Name: " + staffName);</text:p>
      <text:p text:style-name="Normal"><text:s text:c="8"/>System.out.println("Join Date: " + joinDate);</text:p>
      <text:p text:style-name="Normal"><text:s text:c="8"/>System.out.println("Qualification: " + qualification);</text:p>
      <text:p text:style-name="Normal"><text:s text:c="8"/>System.out.println("Appointed By: " + appointedBy);</text:p>
      <text:p text:style-name="Normal"><text:s text:c="8"/>System.out.println("Joined: " + joined)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ubakar Mohamed</meta:initial-creator>
    <dc:creator>Abubakar Mohamed</dc:creator>
    <meta:creation-date>2025-04-29T14:06:00Z</meta:creation-date>
    <dc:date>2025-04-29T14:06:00Z</dc:date>
    <meta:template xlink:href="Normal" xlink:type="simple"/>
    <meta:editing-cycles>1</meta:editing-cycles>
    <meta:editing-duration>PT0S</meta:editing-duration>
    <meta:document-statistic meta:page-count="4" meta:paragraph-count="4" meta:word-count="346" meta:character-count="2319" meta:row-count="16" meta:non-whitespace-character-count="1977"/>
  </office:meta>
</office:document-meta>
</file>